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fd2e1" officeooo:paragraph-rsid="001fd2e1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fd2e1" officeooo:paragraph-rsid="001fd2e1" style:font-size-asian="10.5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70685" style:font-size-asian="14pt" style:font-size-complex="14pt"/>
    </style:style>
    <style:style style:name="T3" style:family="text">
      <style:text-properties officeooo:rsid="00270685"/>
    </style:style>
    <style:style style:name="T4" style:family="text">
      <style:text-properties officeooo:rsid="00285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ommend</text:span><text:span text:style-name="T2">ation</text:span><text:span text:style-name="T1"> systems in cinema entertainment</text:span></text:p>
      <text:p text:style-name="P1"><text:span text:style-name="T1"/></text:p>
      <text:p text:style-name="P2">With the sudden rise of <text:span text:style-name="T4">the </text:span>streaming <text:span text:style-name="T4">medium </text:span>as the primary source of monetisation stemming from the <text:span text:style-name="T4">film</text:span> entertainment industry, <text:span text:style-name="T3">it is apparent that the need to leverage </text:span><text:span text:style-name="T4">methods for user retention </text:span><text:span text:style-name="T3">within the framework of streaming services is ever greater. </text:span><text:span text:style-name="T4">Though such a metric is the end result of the combined effort of plethora of various corporate bodies, this article shall focus primarily on recommendation systems as a mechanism to improve user experience, boost engagement and user retention. Within the context of recommendation systems, all of these metrics share a common mechanism – that of user feedback, which shall constitute the basis of most explored models. </text:span><text:span text:style-name="T3">To this end, many different approaches in relation to formulations and algorithms have been </text:span><text:span text:style-name="T4">attempted and/or deployed</text:span><text:span text:style-name="T3">, </text:span><text:span text:style-name="T4">only </text:span><text:span text:style-name="T3">few of which have proven themselves to be effective in praxis. Firstly, this article aims to explore the process’ behind the choosing of these approaches, analyze both their </text:span><text:span text:style-name="T4">theoretical </text:span><text:span text:style-name="T3">strengths and their weaknesses, </text:span><text:span text:style-name="T4">compare the results of their deployment with projected ones, </text:span><text:span text:style-name="T3">and </text:span><text:span text:style-name="T4">then </text:span><text:span text:style-name="T3">evaluate them amongst their alternatives. </text:span><text:span text:style-name="T4">As a result, </text:span><text:span text:style-name="T3">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3:26:11.862931558</meta:creation-date>
    <dc:date>2024-09-30T14:22:49.466613956</dc:date>
    <meta:editing-duration>PT10M3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81" meta:character-count="1192" meta:non-whitespace-character-count="1009"/>
  </office:meta>
</office:document-meta>
</file>